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90.59pt" svg:height="303.87pt" svg:x="314.82pt" svg:y="40.76pt">
            <draw:object draw:notify-on-update-of-ranges="Sheet1.A1:Sheet1.A1 Sheet1.A2:Sheet1.A21 Sheet1.B1:Sheet1.B1 Sheet1.B2:Sheet1.B21 Sheet1.C1:Sheet1.C1 Sheet1.C2:Sheet1.C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# dirs</text:p>
          </table:table-cell>
          <table:table-cell office:value-type="string" calcext:value-type="string">
            <text:p>TreeLSTM (wd)</text:p>
          </table:table-cell>
          <table:table-cell office:value-type="string" calcext:value-type="string">
            <text:p>TreeLSTM (cd)</text:p>
          </table:table-cell>
          <table:table-cell office:value-type="string" calcext:value-type="string">
            <text:p>CCNN (wd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27636515214673" calcext:value-type="float">
            <text:p>0.327636515214673</text:p>
          </table:table-cell>
          <table:table-cell office:value-type="float" office:value="0.457830610974417" calcext:value-type="float">
            <text:p>0.457830610974417</text:p>
          </table:table-cell>
          <table:table-cell office:value-type="float" office:value="0.6294" calcext:value-type="float">
            <text:p>0.62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37494220989367" calcext:value-type="float">
            <text:p>0.337494220989367</text:p>
          </table:table-cell>
          <table:table-cell office:value-type="float" office:value="0.472762711294821" calcext:value-type="float">
            <text:p>0.472762711294821</text:p>
          </table:table-cell>
          <table:table-cell office:value-type="float" office:value="0.6327" calcext:value-type="float">
            <text:p>0.63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77274744784731" calcext:value-type="float">
            <text:p>0.377274744784731</text:p>
          </table:table-cell>
          <table:table-cell office:value-type="float" office:value="0.483564396907041" calcext:value-type="float">
            <text:p>0.483564396907041</text:p>
          </table:table-cell>
          <table:table-cell office:value-type="float" office:value="0.6377" calcext:value-type="float">
            <text:p>0.63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29665071770335" calcext:value-type="float">
            <text:p>0.429665071770335</text:p>
          </table:table-cell>
          <table:table-cell office:value-type="float" office:value="0.494626590699737" calcext:value-type="float">
            <text:p>0.494626590699737</text:p>
          </table:table-cell>
          <table:table-cell office:value-type="float" office:value="0.6323" calcext:value-type="float">
            <text:p>0.63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1822429906542" calcext:value-type="float">
            <text:p>0.41822429906542</text:p>
          </table:table-cell>
          <table:table-cell office:value-type="float" office:value="0.514023457419684" calcext:value-type="float">
            <text:p>0.514023457419684</text:p>
          </table:table-cell>
          <table:table-cell office:value-type="float" office:value="0.6358" calcext:value-type="float">
            <text:p>0.63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48500651890482" calcext:value-type="float">
            <text:p>0.448500651890482</text:p>
          </table:table-cell>
          <table:table-cell office:value-type="float" office:value="0.526401587639096" calcext:value-type="float">
            <text:p>0.526401587639096</text:p>
          </table:table-cell>
          <table:table-cell office:value-type="float" office:value="0.634" calcext:value-type="float">
            <text:p>0.6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11073825503356" calcext:value-type="float">
            <text:p>0.411073825503356</text:p>
          </table:table-cell>
          <table:table-cell office:value-type="float" office:value="0.525095524901237" calcext:value-type="float">
            <text:p>0.525095524901237</text:p>
          </table:table-cell>
          <table:table-cell office:value-type="float" office:value="0.6442" calcext:value-type="float">
            <text:p>0.64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40207972270364" calcext:value-type="float">
            <text:p>0.440207972270364</text:p>
          </table:table-cell>
          <table:table-cell office:value-type="float" office:value="0.536922856323487" calcext:value-type="float">
            <text:p>0.536922856323487</text:p>
          </table:table-cell>
          <table:table-cell office:value-type="float" office:value="0.6491" calcext:value-type="float">
            <text:p>0.64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58372310570627" calcext:value-type="float">
            <text:p>0.458372310570627</text:p>
          </table:table-cell>
          <table:table-cell office:value-type="float" office:value="0.554174643865399" calcext:value-type="float">
            <text:p>0.554174643865399</text:p>
          </table:table-cell>
          <table:table-cell office:value-type="float" office:value="0.6519" calcext:value-type="float">
            <text:p>0.65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76693897164825" calcext:value-type="float">
            <text:p>0.476693897164825</text:p>
          </table:table-cell>
          <table:table-cell office:value-type="float" office:value="0.555249310949637" calcext:value-type="float">
            <text:p>0.555249310949637</text:p>
          </table:table-cell>
          <table:table-cell office:value-type="float" office:value="0.6452" calcext:value-type="float">
            <text:p>0.64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6946946946947" calcext:value-type="float">
            <text:p>0.46946946946947</text:p>
          </table:table-cell>
          <table:table-cell office:value-type="float" office:value="0.564746583636049" calcext:value-type="float">
            <text:p>0.564746583636049</text:p>
          </table:table-cell>
          <table:table-cell office:value-type="float" office:value="0.6576" calcext:value-type="float">
            <text:p>0.657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56468273487457" calcext:value-type="float">
            <text:p>0.456468273487457</text:p>
          </table:table-cell>
          <table:table-cell office:value-type="float" office:value="0.559" calcext:value-type="float">
            <text:p>0.559</text:p>
          </table:table-cell>
          <table:table-cell office:value-type="float" office:value="0.6514" calcext:value-type="float">
            <text:p>0.65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8512173128945" calcext:value-type="float">
            <text:p>0.48512173128945</text:p>
          </table:table-cell>
          <table:table-cell office:value-type="float" office:value="0.553" calcext:value-type="float">
            <text:p>0.553</text:p>
          </table:table-cell>
          <table:table-cell office:value-type="float" office:value="0.6586" calcext:value-type="float">
            <text:p>0.658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81000481000481" calcext:value-type="float">
            <text:p>0.481000481000481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6617" calcext:value-type="float">
            <text:p>0.66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02211302211302" calcext:value-type="float">
            <text:p>0.502211302211302</text:p>
          </table:table-cell>
          <table:table-cell office:value-type="float" office:value="0.560846560846561" calcext:value-type="float">
            <text:p>0.560846560846561</text:p>
          </table:table-cell>
          <table:table-cell office:value-type="float" office:value="0.6567" calcext:value-type="float">
            <text:p>0.65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0920245398773" calcext:value-type="float">
            <text:p>0.50920245398773</text:p>
          </table:table-cell>
          <table:table-cell office:value-type="float" office:value="0.551068713240568" calcext:value-type="float">
            <text:p>0.551068713240568</text:p>
          </table:table-cell>
          <table:table-cell office:value-type="float" office:value="0.656" calcext:value-type="float">
            <text:p>0.65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3072625698324" calcext:value-type="float">
            <text:p>0.53072625698324</text:p>
          </table:table-cell>
          <table:table-cell office:value-type="float" office:value="0.560707545424268" calcext:value-type="float">
            <text:p>0.560707545424268</text:p>
          </table:table-cell>
          <table:table-cell office:value-type="float" office:value="0.6536" calcext:value-type="float">
            <text:p>0.653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24355300859599" calcext:value-type="float">
            <text:p>0.524355300859599</text:p>
          </table:table-cell>
          <table:table-cell office:value-type="float" office:value="0.570298802551572" calcext:value-type="float">
            <text:p>0.570298802551572</text:p>
          </table:table-cell>
          <table:table-cell office:value-type="float" office:value="0.6675" calcext:value-type="float">
            <text:p>0.66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37411764705882" calcext:value-type="float">
            <text:p>0.537411764705882</text:p>
          </table:table-cell>
          <table:table-cell office:value-type="float" office:value="0.583718503056508" calcext:value-type="float">
            <text:p>0.583718503056508</text:p>
          </table:table-cell>
          <table:table-cell office:value-type="float" office:value="0.6705" calcext:value-type="float">
            <text:p>0.67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42986425339366" calcext:value-type="float">
            <text:p>0.542986425339366</text:p>
          </table:table-cell>
          <table:table-cell office:value-type="float" office:value="0.585164734032763" calcext:value-type="float">
            <text:p>0.585164734032763</text:p>
          </table:table-cell>
          <table:table-cell office:value-type="float" office:value="0.6626" calcext:value-type="float">
            <text:p>0.66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0T12:22:26.526497341</meta:creation-date>
    <dc:date>2019-04-21T22:02:14.103914642</dc:date>
    <meta:editing-duration>P1DT9H39M26S</meta:editing-duration>
    <meta:editing-cycles>39</meta:editing-cycles>
    <meta:generator>LibreOffice/6.0.7.3$Linux_X86_64 LibreOffice_project/00m0$Build-3</meta:generator>
    <meta:document-statistic meta:table-count="1" meta:cell-count="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Lato Light'" style:font-style-name="Light" fo:font-size="12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family="'Lato Light'" style:font-style-name="Light" fo:font-size="11pt" fo:font-weight="bold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family="Lato" style:font-style-name="Regular"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family="Lato" style:font-style-name="Regular" fo:font-size="10pt" style:font-size-asian="10pt" style:font-size-complex="10pt"/>
    </style:style>
    <style:style style:name="ch7" style:family="chart">
      <style:chart-properties chart:auto-position="true" style:rotation-angle="0"/>
      <style:text-properties fo:font-family="Lato" style:font-style-name="Regular"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3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Lato" style:font-style-name="Regular"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family="Lato" style:font-style-name="Regular"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78cm" svg:height="10.721cm" xlink:href=".." xlink:type="simple" chart:class="chart:line" chart:style-name="ch1">
        <chart:title svg:x="4.199cm" svg:y="0.35cm" chart:style-name="ch2">
          <text:p>Performance vs Training Size</text:p>
        </chart:title>
        <chart:subtitle svg:x="5.384cm" svg:y="1.233cm" chart:style-name="ch3">
          <text:p>within-document</text:p>
        </chart:subtitle>
        <chart:legend chart:legend-position="bottom" svg:x="3.481cm" svg:y="10.17cm" style:legend-expansion="wide" chart:style-name="ch4"/>
        <chart:plot-area chart:style-name="ch5" table:cell-range-address="Sheet1.A1:Sheet1.C21" chart:data-source-has-labels="both" svg:x="1.231cm" svg:y="2.062cm" svg:width="12.274cm" svg:height="6.784cm">
          <chartooo:coordinate-region svg:x="2.163cm" svg:y="2.237cm" svg:width="11.141cm" svg:height="6.01cm"/>
          <chart:axis chart:dimension="x" chart:name="primary-x" chart:style-name="ch6" chartooo:axis-type="auto">
            <chartooo:date-scale/>
            <chart:title svg:x="5.659cm" svg:y="9.061cm" chart:style-name="ch7">
              <text:p># of training directories</text:p>
            </chart:title>
            <chart:categories table:cell-range-address="Sheet1.A2:Sheet1.A21"/>
          </chart:axis>
          <chart:axis chart:dimension="y" chart:name="primary-y" chart:style-name="ch8">
            <chart:title svg:x="0.451cm" svg:y="6.225cm" chart:style-name="ch9">
              <text:p>CoNLL F1</text:p>
            </chart:title>
          </chart:axis>
          <chart:series chart:style-name="ch10" chart:values-cell-range-address="Sheet1.B2:Sheet1.B21" chart:label-cell-address="Sheet1.B1:Sheet1.B1" chart:class="chart:line">
            <chart:data-point chart:repeated="20"/>
          </chart:series>
          <chart:series chart:style-name="ch11" chart:values-cell-range-address="Sheet1.C2:Sheet1.C21" chart:label-cell-address="Sheet1.C1:Sheet1.C1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eeLSTM (wd)</text:p>
                <draw:g>
                  <svg:desc>Sheet1.B1:Sheet1.B1</svg:desc>
                </draw:g>
              </table:table-cell>
              <table:table-cell office:value-type="string">
                <text:p>TreeLSTM (cd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21</svg:desc>
                </draw:g>
              </table:table-cell>
              <table:table-cell office:value-type="float" office:value="0.327636515214673">
                <text:p>0.327636515214673</text:p>
                <draw:g>
                  <svg:desc>Sheet1.B2:Sheet1.B21</svg:desc>
                </draw:g>
              </table:table-cell>
              <table:table-cell office:value-type="float" office:value="0.457830610974417">
                <text:p>0.457830610974417</text:p>
                <draw:g>
                  <svg:desc>Sheet1.C2:Sheet1.C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37494220989367">
                <text:p>0.337494220989367</text:p>
              </table:table-cell>
              <table:table-cell office:value-type="float" office:value="0.472762711294821">
                <text:p>0.47276271129482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377274744784731">
                <text:p>0.377274744784731</text:p>
              </table:table-cell>
              <table:table-cell office:value-type="float" office:value="0.483564396907041">
                <text:p>0.48356439690704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29665071770335">
                <text:p>0.429665071770335</text:p>
              </table:table-cell>
              <table:table-cell office:value-type="float" office:value="0.494626590699737">
                <text:p>0.49462659069973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41822429906542">
                <text:p>0.41822429906542</text:p>
              </table:table-cell>
              <table:table-cell office:value-type="float" office:value="0.514023457419684">
                <text:p>0.51402345741968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448500651890482">
                <text:p>0.448500651890482</text:p>
              </table:table-cell>
              <table:table-cell office:value-type="float" office:value="0.526401587639096">
                <text:p>0.52640158763909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411073825503356">
                <text:p>0.411073825503356</text:p>
              </table:table-cell>
              <table:table-cell office:value-type="float" office:value="0.525095524901237">
                <text:p>0.52509552490123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440207972270364">
                <text:p>0.440207972270364</text:p>
              </table:table-cell>
              <table:table-cell office:value-type="float" office:value="0.536922856323487">
                <text:p>0.53692285632348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458372310570627">
                <text:p>0.458372310570627</text:p>
              </table:table-cell>
              <table:table-cell office:value-type="float" office:value="0.554174643865399">
                <text:p>0.55417464386539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76693897164825">
                <text:p>0.476693897164825</text:p>
              </table:table-cell>
              <table:table-cell office:value-type="float" office:value="0.555249310949637">
                <text:p>0.55524931094963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46946946946947">
                <text:p>0.46946946946947</text:p>
              </table:table-cell>
              <table:table-cell office:value-type="float" office:value="0.564746583636049">
                <text:p>0.56474658363604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456468273487457">
                <text:p>0.456468273487457</text:p>
              </table:table-cell>
              <table:table-cell office:value-type="float" office:value="0.559">
                <text:p>0.55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48512173128945">
                <text:p>0.48512173128945</text:p>
              </table:table-cell>
              <table:table-cell office:value-type="float" office:value="0.553">
                <text:p>0.55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481000481000481">
                <text:p>0.481000481000481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502211302211302">
                <text:p>0.502211302211302</text:p>
              </table:table-cell>
              <table:table-cell office:value-type="float" office:value="0.560846560846561">
                <text:p>0.56084656084656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50920245398773">
                <text:p>0.50920245398773</text:p>
              </table:table-cell>
              <table:table-cell office:value-type="float" office:value="0.551068713240568">
                <text:p>0.55106871324056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53072625698324">
                <text:p>0.53072625698324</text:p>
              </table:table-cell>
              <table:table-cell office:value-type="float" office:value="0.560707545424268">
                <text:p>0.56070754542426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524355300859599">
                <text:p>0.524355300859599</text:p>
              </table:table-cell>
              <table:table-cell office:value-type="float" office:value="0.570298802551572">
                <text:p>0.57029880255157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537411764705882">
                <text:p>0.537411764705882</text:p>
              </table:table-cell>
              <table:table-cell office:value-type="float" office:value="0.583718503056508">
                <text:p>0.58371850305650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42986425339366">
                <text:p>0.542986425339366</text:p>
              </table:table-cell>
              <table:table-cell office:value-type="float" office:value="0.585164734032763">
                <text:p>0.5851647340327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